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lack-Lato" svg:font-family="Slack-Lato, appleLogo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.079cm" fo:padding-right="0.079cm" fo:padding-top="0.053cm" fo:padding-bottom="0.049cm" fo:border="0.002cm solid #000000" style:writing-mode="lr-tb"/>
    </style:style>
    <style:style style:name="T1" style:family="text">
      <style:text-properties fo:color="#e01e5a"/>
    </style:style>
    <style:style style:name="T2" style:family="text">
      <style:text-properties fo:font-variant="normal" fo:text-transform="none" style:font-name="Slack-Lato" fo:font-size="9.75pt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<text:line-break/>Kansioiden käsittely:</text:span></text:span><text:line-break/><text:span text:style-name="Source_20_Text"><text:span text:style-name="T1">cd --&gt; kansio vaihto</text:span></text:span><text:line-break/><text:span text:style-name="Source_20_Text"><text:span text:style-name="T1">md/mkdir --&gt; kansio luonti</text:span></text:span><text:line-break/><text:span text:style-name="Source_20_Text"><text:span text:style-name="T1">dir/ls --&gt; kansiolistausAngular:</text:span></text:span><text:line-break/><text:span text:style-name="Source_20_Text"><text:span text:style-name="T1">ng</text:span></text:span><text:line-break/><text:span text:style-name="Source_20_Text"><text:span text:style-name="T1">ng new my-app</text:span></text:span><text:line-break/><text:span text:style-name="Source_20_Text"><text:span text:style-name="T1">ng serveReact:</text:span></text:span><text:line-break/><text:span text:style-name="Source_20_Text"><text:span text:style-name="T1">npx create-react-app my-app</text:span></text:span><text:line-break/><text:span text:style-name="Source_20_Text"><text:span text:style-name="T1">npm start</text:span></text:span><text:span text:style-name="T3"> </text:span><text:span text:style-name="T2">(edited)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lack-Lato" svg:font-family="Slack-Lato, appleLogo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na S</meta:initial-creator>
    <meta:creation-date>2020-09-22T09:13:53.96</meta:creation-date>
    <meta:document-statistic meta:table-count="0" meta:image-count="0" meta:object-count="0" meta:page-count="1" meta:paragraph-count="1" meta:word-count="24" meta:character-count="184"/>
    <dc:date>2020-09-22T09:14:38.87</dc:date>
    <dc:creator>Sanna S</dc:creator>
    <meta:editing-duration>PT45S</meta:editing-duration>
    <meta:editing-cycles>1</meta:editing-cycles>
    <meta:generator>OpenOffice/4.1.2$Win32 OpenOffice.org_project/412m3$Build-9782</meta:generator>
  </office:meta>
</office:document-meta>
</file>